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7" style:family="paragraph" style:parent-style-name="Standard">
      <style:text-properties officeooo:rsid="001f71b5" officeooo:paragraph-rsid="001f71b5"/>
    </style:style>
    <style:style style:name="P8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9" style:family="paragraph" style:parent-style-name="Standard">
      <style:text-properties fo:color="#d4d4d4" loext:opacity="100%" style:font-name="Roboto Mono,monospace" fo:font-size="10.5pt" fo:font-weight="normal" officeooo:rsid="001f71b5" officeooo:paragraph-rsid="001f71b5" fo:background-color="#1e1e1e"/>
    </style:style>
    <style:style style:name="P10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Muli" fo:font-size="14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color="#ff79c6" loext:opacity="100%"/>
    </style:style>
    <style:style style:name="T3" style:family="text">
      <style:text-properties fo:color="#50fa7b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ffb86c" loext:opacity="100%"/>
    </style:style>
    <style:style style:name="T6" style:family="text">
      <style:text-properties fo:color="#f1fa8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isplay Message</text:p>
      <text:p text:style-name="P6">Send Feedback</text:p>
      <text:h text:style-name="P1" text:outline-level="4"><text:bookmark text:name="write-a-program-to-display-a-welcome-message-on-the-screen"/>Write a program to display a welcome message on the screen.</text:h>
      <text:h text:style-name="P1" text:outline-level="4"><text:bookmark text:name="welcome-message"/>Welcome Message:</text:h>
      <text:p text:style-name="P3"><text:span text:style-name="Source_20_Text"><text:span text:style-name="T1">Welcome to Java course!</text:span></text:span></text:p>
      <text:p text:style-name="P3"><text:span text:style-name="Source_20_Text"><text:span text:style-name="T1">Hello</text:span></text:span></text:p>
      <text:p text:style-name="P3"><text:span text:style-name="Source_20_Text"><text:span text:style-name="T1">Ninja</text:span></text:span></text:p>
      <text:h text:style-name="P2" text:outline-level="5"><text:bookmark text:name="output-format"/>Output format:</text:h>
      <text:p text:style-name="P3"><text:span text:style-name="Source_20_Text"><text:span text:style-name="T1">Print the welcome message.</text:span></text:span></text:p>
      <text:h text:style-name="P2" text:outline-level="5"><text:bookmark text:name="note"/>Note:-</text:h>
      <text:p text:style-name="P3"><text:span text:style-name="Source_20_Text"><text:span text:style-name="T1">You don't need to return anything. Just print the desired output.</text:span></text:span></text:p>
      <text:h text:style-name="P2" text:outline-level="5"><text:bookmark text:name="constraints"/>Constraints:</text:h>
      <text:p text:style-name="P3"><text:span text:style-name="Source_20_Text"><text:span text:style-name="T1">Time Limit: 1-sec</text:span></text:span></text:p>
      <text:h text:style-name="P2" text:outline-level="5">Sample Output 1:</text:h>
      <text:p text:style-name="P3"><text:span text:style-name="Source_20_Text"><text:span text:style-name="T1">Welcome to Java course!</text:span></text:span></text:p>
      <text:p text:style-name="P3"><text:span text:style-name="Source_20_Text"><text:span text:style-name="T1">Hello</text:span></text:span></text:p>
      <text:p text:style-name="P3"><text:span text:style-name="Source_20_Text"><text:span text:style-name="T1">Ninja</text:span></text:span></text:p>
      <text:h text:style-name="P2" text:outline-level="5">Explanation Of Sample Input 1:</text:h>
      <text:p text:style-name="P11">Printed the welcome message.</text:p>
      <text:p text:style-name="Standard"/>
      <text:p text:style-name="Standard"/>
      <text:p text:style-name="Standard"/>
      <text:p text:style-name="P7">Answer:-</text:p>
      <text:p text:style-name="P7"/>
      <text:p text:style-name="P9"><text:span text:style-name="T2">public</text:span> <text:span text:style-name="T2">class</text:span> <text:span text:style-name="T3">Solution</text:span> <text:span text:style-name="T4">{</text:span></text:p>
      <text:p text:style-name="P8"><text:span text:style-name="T2">public</text:span> <text:span text:style-name="T2">static</text:span> <text:span text:style-name="T5">void</text:span> <text:span text:style-name="T3">printDisplayMessage</text:span><text:span text:style-name="T4">()</text:span> <text:span text:style-name="T4">{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6">"Welcome to Java course!"</text:span><text:span text:style-name="T4">);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6">"Hello"</text:span><text:span text:style-name="T4">);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6">"Ninja"</text:span><text:span text:style-name="T4">);</text:span></text:p>
      <text:p text:style-name="P10">}</text:p>
      <text:p text:style-name="P10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31:43.934177183</meta:creation-date>
    <dc:date>2023-07-08T09:34:23.821565175</dc:date>
    <meta:editing-duration>PT2M42S</meta:editing-duration>
    <meta:editing-cycles>1</meta:editing-cycles>
    <meta:document-statistic meta:table-count="0" meta:image-count="0" meta:object-count="0" meta:page-count="1" meta:paragraph-count="27" meta:word-count="81" meta:character-count="560" meta:non-whitespace-character-count="506"/>
    <meta:generator>LibreOffice/7.3.7.2$Linux_X86_64 LibreOffice_project/30$Build-2</meta:generator>
  </office:meta>
</office:document-meta>
</file>